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6.99pt"/>
    </style:style>
    <style:style style:name="co3" style:family="table-column">
      <style:table-column-properties fo:break-before="auto" style:column-width="40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0"/>
    <style:style style:name="ce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quential" table:style-name="ta1">
        <table:shapes>
          <draw:frame draw:z-index="0" draw:style-name="gr1" draw:text-style-name="P1" svg:width="453.51pt" svg:height="255.09pt" svg:x="194.85pt" svg:y="2.83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56.63pt" svg:y="13.49pt">
            <draw:object draw:notify-on-update-of-ranges="Sequential.B2:Sequential.B13 Sequential.D1:Sequential.D1 Sequential.D2:Sequential.D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 messages</text:p>
          </table:table-cell>
          <table:table-cell office:value-type="string" calcext:value-type="string">
            <text:p># clients</text:p>
          </table:table-cell>
          <table:table-cell office:value-type="string" calcext:value-type="string">
            <text:p>total time (ms)</text:p>
          </table:table-cell>
          <table:table-cell office:value-type="string" calcext:value-type="string">
            <text:p>Served clients/milisecond (m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B2]/[.C2])*1000" office:value-type="float" office:value="333.333333333333" calcext:value-type="float">
            <text:p>333.33333333333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32" calcext:value-type="float">
            <text:p>1032</text:p>
          </table:table-cell>
          <table:table-cell table:formula="of:=([.B3]/[.C3])*1000" office:value-type="float" office:value="9.68992248062015" calcext:value-type="float">
            <text:p>9.689922480620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834" calcext:value-type="float">
            <text:p>7834</text:p>
          </table:table-cell>
          <table:table-cell table:formula="of:=([.B4]/[.C4])*1000" office:value-type="float" office:value="6.38243553740107" calcext:value-type="float">
            <text:p>6.382435537401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876" calcext:value-type="float">
            <text:p>7876</text:p>
          </table:table-cell>
          <table:table-cell table:formula="of:=([.B5]/[.C5])*1000" office:value-type="float" office:value="12.6968004062976" calcext:value-type="float">
            <text:p>12.69680040629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215474" calcext:value-type="float">
            <text:p>215474</text:p>
          </table:table-cell>
          <table:table-cell table:formula="of:=([.B6]/[.C6])*1000" office:value-type="float" office:value="1.16023278910681" calcext:value-type="float">
            <text:p>1.160232789106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09925" calcext:value-type="float">
            <text:p>109925</text:p>
          </table:table-cell>
          <table:table-cell table:formula="of:=([.B7]/[.C7])*1000" office:value-type="float" office:value="4.54855583352286" calcext:value-type="float">
            <text:p>4.548555833522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214157" calcext:value-type="float">
            <text:p>214157</text:p>
          </table:table-cell>
          <table:table-cell table:formula="of:=([.B8]/[.C8])*1000" office:value-type="float" office:value="4.66947146252516" calcext:value-type="float">
            <text:p>4.66947146252516</text:p>
          </table:table-cell>
        </table:table-row>
        <table:table-row table:style-name="ro1">
          <table:table-cell table:number-columns-repeated="3"/>
          <table:table-cell table:formula="of:=([.B9]/[.C9])*10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([.B10]/[.C10])*10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([.B11]/[.C11])*10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([.B12]/[.C12])*10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([.B13]/[.C13])*10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</table:table>
      <table:table table:name="Unbounded" table:style-name="ta1">
        <table:shapes>
          <draw:frame draw:z-index="0" draw:style-name="gr1" draw:text-style-name="P1" svg:width="453.51pt" svg:height="255.09pt" svg:x="341.6pt" svg:y="17.06pt">
            <draw:object draw:notify-on-update-of-ranges="Unbounded.B2:Unbounded.B8 Unbounded.D1:Unbounded.D1 Unbounded.D2:Unbounded.D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# messages</text:p>
          </table:table-cell>
          <table:table-cell office:value-type="string" calcext:value-type="string">
            <text:p># clients</text:p>
          </table:table-cell>
          <table:table-cell office:value-type="string" calcext:value-type="string">
            <text:p>total time (ms)</text:p>
          </table:table-cell>
          <table:table-cell table:style-name="Default" office:value-type="string" calcext:value-type="string">
            <text:p>Served clients/second (m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B2]/[.C2])*1000" office:value-type="float" office:value="333.333333333333" calcext:value-type="float">
            <text:p>333.3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B3]/[.C3])*1000" office:value-type="float" office:value="2000" calcext:value-type="float">
            <text:p>2000.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684" calcext:value-type="float">
            <text:p>2684</text:p>
          </table:table-cell>
          <table:table-cell table:formula="of:=([.B4]/[.C4])*1000" office:value-type="float" office:value="18.628912071535" calcext:value-type="float">
            <text:p>18.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736" calcext:value-type="float">
            <text:p>7736</text:p>
          </table:table-cell>
          <table:table-cell table:formula="of:=([.B5]/[.C5])*1000" office:value-type="float" office:value="12.9265770423992" calcext:value-type="float">
            <text:p>12.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55086" calcext:value-type="float">
            <text:p>55086</text:p>
          </table:table-cell>
          <table:table-cell table:formula="of:=([.B6]/[.C6])*1000" office:value-type="float" office:value="4.53835820353629" calcext:value-type="float">
            <text:p>4.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08314" calcext:value-type="float">
            <text:p>108314</text:p>
          </table:table-cell>
          <table:table-cell table:formula="of:=([.B7]/[.C7])*1000" office:value-type="float" office:value="4.61620843104308" calcext:value-type="float">
            <text:p>4.62</text:p>
          </table:table-cell>
        </table:table-row>
        <table:table-row table:style-name="ro1" table:number-rows-repeated="11">
          <table:table-cell table:number-columns-repeated="4"/>
        </table:table-row>
        <table:table-row table:style-name="ro1">
          <table:table-cell table:number-columns-repeated="3"/>
          <table:table-cell table:style-name="ce2"/>
        </table:table-row>
      </table:table>
      <table:table table:name="Bounded" table:style-name="ta1">
        <table:shapes>
          <draw:frame draw:z-index="0" draw:style-name="gr1" draw:text-style-name="P1" svg:width="453.51pt" svg:height="255.09pt" svg:x="356.14pt" svg:y="24.66pt">
            <draw:object draw:notify-on-update-of-ranges="Bounded.B3:Bounded.B3 Bounded.B4:Bounded.B26 Bounded.D3:Bounded.D3 Bounded.D4:Bounded.D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max concurrency is 10 processes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# messages</text:p>
          </table:table-cell>
          <table:table-cell office:value-type="string" calcext:value-type="string">
            <text:p># clients</text:p>
          </table:table-cell>
          <table:table-cell office:value-type="string" calcext:value-type="string">
            <text:p>total time (ms)</text:p>
          </table:table-cell>
          <table:table-cell table:style-name="Default" office:value-type="string" calcext:value-type="string">
            <text:p>Served clients/second (m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B4]/[.C4])*1000" office:value-type="float" office:value="500" calcext:value-type="float">
            <text:p>500.0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B5]/[.C5])*1000" office:value-type="float" office:value="2000" calcext:value-type="float">
            <text:p>2000.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687" calcext:value-type="float">
            <text:p>2687</text:p>
          </table:table-cell>
          <table:table-cell table:formula="of:=([.B6]/[.C6])*1000" office:value-type="float" office:value="18.6081131373279" calcext:value-type="float">
            <text:p>18.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5900" calcext:value-type="float">
            <text:p>55900</text:p>
          </table:table-cell>
          <table:table-cell table:formula="of:=([.B7]/[.C7])*1000" office:value-type="float" office:value="1.78890876565295" calcext:value-type="float">
            <text:p>1.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([.B8]/[.C8])*10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([.B9]/[.C9])*1000" office:value-type="string" office:string-value="" calcext:value-type="error">
            <text:p>#DIV/0!</text:p>
          </table:table-cell>
        </table:table-row>
        <table:table-row table:style-name="ro1" table:number-rows-repeated="11">
          <table:table-cell table:number-columns-repeated="4"/>
        </table:table-row>
        <table:table-row table:style-name="ro1">
          <table:table-cell table:number-columns-repeated="3"/>
          <table:table-cell table:style-name="ce2"/>
        </table:table-row>
      </table:table>
      <table:table table:name="Threaded" table:style-name="ta1">
        <table:shapes>
          <draw:frame draw:z-index="0" draw:style-name="gr1" draw:text-style-name="P1" svg:width="453.51pt" svg:height="255.09pt" svg:x="356.94pt" svg:y="30.7pt">
            <draw:object draw:notify-on-update-of-ranges="Threaded.B1:Threaded.B1 Threaded.B2:Threaded.B7 Threaded.C1:Threaded.C1 Threaded.C2:Threaded.C7 Threaded.B1:Threaded.B1 Threaded.B2:Threaded.B7 Threaded.D1:Threaded.D1 Threaded.D2:Threaded.D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# messages</text:p>
          </table:table-cell>
          <table:table-cell office:value-type="string" calcext:value-type="string">
            <text:p># clients</text:p>
          </table:table-cell>
          <table:table-cell office:value-type="string" calcext:value-type="string">
            <text:p>total time (ms)</text:p>
          </table:table-cell>
          <table:table-cell table:style-name="Default" office:value-type="string" calcext:value-type="string">
            <text:p>Served clients/second (ms)</text:p>
          </table:table-cell>
        </table:table-row>
        <table:table-row table:style-name="ro1">
          <table:table-cell table:style-name="ce5" office:value-type="float" office:value="10" calcext:value-type="float" table:number-columns-spanned="1" table:number-rows-spanned="6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2]/[.C2])*1000" office:value-type="float" office:value="1000" calcext:value-type="float">
            <text:p>1000.00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([.B3]/[.C3])*1000" office:value-type="float" office:value="5000" calcext:value-type="float">
            <text:p>5000.00</text:p>
          </table:table-cell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2684" calcext:value-type="float">
            <text:p>2684</text:p>
          </table:table-cell>
          <table:table-cell table:formula="of:=([.B4]/[.C4])*1000" office:value-type="float" office:value="18.628912071535" calcext:value-type="float">
            <text:p>18.63</text:p>
          </table:table-cell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office:value-type="float" office:value="7736" calcext:value-type="float">
            <text:p>7736</text:p>
          </table:table-cell>
          <table:table-cell table:formula="of:=([.B5]/[.C5])*1000" office:value-type="float" office:value="12.9265770423992" calcext:value-type="float">
            <text:p>12.93</text:p>
          </table:table-cell>
        </table:table-row>
        <table:table-row table:style-name="ro1">
          <table:covered-table-cell/>
          <table:table-cell office:value-type="float" office:value="250" calcext:value-type="float">
            <text:p>250</text:p>
          </table:table-cell>
          <table:table-cell office:value-type="float" office:value="55086" calcext:value-type="float">
            <text:p>55086</text:p>
          </table:table-cell>
          <table:table-cell table:formula="of:=([.B6]/[.C6])*1000" office:value-type="float" office:value="4.53835820353629" calcext:value-type="float">
            <text:p>4.54</text:p>
          </table:table-cell>
        </table:table-row>
        <table:table-row table:style-name="ro1">
          <table:covered-table-cell/>
          <table:table-cell office:value-type="float" office:value="500" calcext:value-type="float">
            <text:p>500</text:p>
          </table:table-cell>
          <table:table-cell office:value-type="float" office:value="108314" calcext:value-type="float">
            <text:p>108314</text:p>
          </table:table-cell>
          <table:table-cell table:formula="of:=([.B7]/[.C7])*1000" office:value-type="float" office:value="4.61620843104308" calcext:value-type="float">
            <text:p>4.62</text:p>
          </table:table-cell>
        </table:table-row>
        <table:table-row table:style-name="ro1">
          <table:table-cell table:number-columns-repeated="3"/>
          <table:table-cell table:formula="of:=([.B8]/[.C8])*10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([.B9]/[.C9])*10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([.B10]/[.C10])*1000" office:value-type="string" office:string-value="" calcext:value-type="error">
            <text:p>#DIV/0!</text:p>
          </table:table-cell>
        </table:table-row>
        <table:table-row table:style-name="ro1">
          <table:table-cell table:style-name="ce5" office:value-type="float" office:value="1" calcext:value-type="float" table:number-columns-spanned="1" table:number-rows-spanned="6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([.B11]/[.C11])*1000" office:value-type="float" office:value="2000" calcext:value-type="float">
            <text:p>2000.00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([.B12]/[.C12])*1000" office:value-type="float" office:value="10000" calcext:value-type="float">
            <text:p>10000.00</text:p>
          </table:table-cell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2693" calcext:value-type="float">
            <text:p>2693</text:p>
          </table:table-cell>
          <table:table-cell table:formula="of:=([.B13]/[.C13])*1000" office:value-type="float" office:value="18.5666542888971" calcext:value-type="float">
            <text:p>18.57</text:p>
          </table:table-cell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/>
          <table:table-cell table:formula="of:=([.B14]/[.C14])*1000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office:value-type="float" office:value="250" calcext:value-type="float">
            <text:p>250</text:p>
          </table:table-cell>
          <table:table-cell/>
          <table:table-cell table:formula="of:=([.B15]/[.C15])*1000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office:value-type="float" office:value="500" calcext:value-type="float">
            <text:p>500</text:p>
          </table:table-cell>
          <table:table-cell/>
          <table:table-cell table:formula="of:=([.B16]/[.C16])*10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([.B17]/[.C17])*10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([.B18]/[.C18])*10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12:51:48.1418820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7:50:22.797546050</meta:creation-date>
    <dc:date>2019-12-13T13:47:37.302679614</dc:date>
    <meta:editing-duration>PT52M57S</meta:editing-duration>
    <meta:editing-cycles>6</meta:editing-cycles>
    <meta:generator>LibreOffice/6.0.7.3$Linux_X86_64 LibreOffice_project/00m0$Build-3</meta:generator>
    <meta:document-statistic meta:table-count="4" meta:cell-count="15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57cm" svg:y="0.316cm" chart:style-name="ch2">
          <text:p>Sequential Server</text:p>
        </chart:title>
        <chart:subtitle svg:x="6.766cm" svg:y="1.275cm" chart:style-name="ch3">
          <text:p>10 messages</text:p>
        </chart:subtitle>
        <chart:plot-area chart:style-name="ch4" table:cell-range-address="Sequential.B2:Sequential.B13 Sequential.D1:Sequential.D13" chart:data-source-has-labels="row" svg:x="1.331cm" svg:y="2.138cm" svg:width="14.349cm" svg:height="5.701cm">
          <chartooo:coordinate-region svg:x="2.138cm" svg:y="2.337cm" svg:width="12.985cm" svg:height="4.855cm"/>
          <chart:axis chart:dimension="x" chart:name="primary-x" chart:style-name="ch5">
            <chart:title svg:x="7.178cm" svg:y="8.019cm" chart:style-name="ch6">
              <text:p>concurrent clients</text:p>
            </chart:title>
          </chart:axis>
          <chart:axis chart:dimension="y" chart:name="primary-y" chart:style-name="ch7">
            <chart:title svg:x="0.451cm" svg:y="6.884cm" chart:style-name="ch8">
              <text:p>served clients per second</text:p>
            </chart:title>
            <chart:grid chart:style-name="ch9" chart:class="major"/>
          </chart:axis>
          <chart:series chart:style-name="ch10" chart:values-cell-range-address="Sequential.D2:Sequential.D13" chart:label-cell-address="Sequential.D1:Sequential.D1" chart:class="chart:scatter">
            <chart:domain table:cell-range-address="Sequential.B2:Sequential.B13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ved clients/milisecond (ms)</text:p>
                <draw:g>
                  <svg:desc>Sequential.D1:Sequential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equential.B2:Sequential.B13</svg:desc>
                </draw:g>
              </table:table-cell>
              <table:table-cell office:value-type="float" office:value="333.333333333333">
                <text:p>333.333333333333</text:p>
                <draw:g>
                  <svg:desc>Sequential.D2:Sequential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.68992248062015">
                <text:p>9.68992248062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6.38243553740107">
                <text:p>6.38243553740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2.6968004062976">
                <text:p>12.69680040629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1.16023278910681">
                <text:p>1.160232789106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4.54855583352286">
                <text:p>4.54855583352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4.66947146252516">
                <text:p>4.669471462525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76cm" svg:y="0.316cm" chart:style-name="ch2">
          <text:p>Parallel bounded</text:p>
        </chart:title>
        <chart:subtitle svg:x="4.411cm" svg:y="1.275cm" chart:style-name="ch3">
          <text:p>10 messages - bounded to 10 processes</text:p>
        </chart:subtitle>
        <chart:plot-area chart:style-name="ch4" table:cell-range-address="Bounded.B3:Bounded.B26 Bounded.D3:Bounded.D26" chart:data-source-has-labels="row" svg:x="0.32cm" svg:y="2.138cm" svg:width="15.36cm" svg:height="6.682cm">
          <chartooo:coordinate-region svg:x="1.603cm" svg:y="2.337cm" svg:width="13.427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Bounded.D4:Bounded.D26" chart:label-cell-address="Bounded.D3:Bounded.D3" chart:class="chart:scatter">
            <chart:domain table:cell-range-address="Bounded.B4:Bounded.B26"/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ved clients/second (ms)</text:p>
                <draw:g>
                  <svg:desc>Bounded.D3:Bounded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ounded.B4:Bounded.B26</svg:desc>
                </draw:g>
              </table:table-cell>
              <table:table-cell office:value-type="float" office:value="500">
                <text:p>500</text:p>
                <draw:g>
                  <svg:desc>Bounded.D4:Bounded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8.6081131373279">
                <text:p>18.60811313732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.78890876565295">
                <text:p>1.78890876565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9cm" svg:y="0.316cm" chart:style-name="ch2">
          <text:p>Threaded server</text:p>
        </chart:title>
        <chart:subtitle svg:x="4.966cm" svg:y="1.275cm" chart:style-name="ch3">
          <text:p>100 threads - 1000 petitions queue</text:p>
        </chart:subtitle>
        <chart:legend chart:legend-position="end" svg:x="10.449cm" svg:y="3.952cm" style:legend-expansion="high" chart:style-name="ch4"/>
        <chart:plot-area chart:style-name="ch5" table:cell-range-address="Threaded.B1:Threaded.D7" chart:data-source-has-labels="row" svg:x="0.32cm" svg:y="2.138cm" svg:width="9.809cm" svg:height="6.682cm">
          <chartooo:coordinate-region svg:x="1.497cm" svg:y="2.337cm" svg:width="8.167cm" svg:height="5.836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Threaded.C2:Threaded.C7" chart:label-cell-address="Threaded.C1:Threaded.C1" chart:class="chart:scatter">
            <chart:domain table:cell-range-address="Threaded.B2:Threaded.B7"/>
            <chart:data-point chart:repeated="6"/>
          </chart:series>
          <chart:series chart:style-name="ch9" chart:values-cell-range-address="Threaded.D2:Threaded.D7" chart:label-cell-address="Threaded.D1:Threaded.D1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otal time (ms)</text:p>
                <draw:g>
                  <svg:desc>Threaded.C1:Threaded.C1</svg:desc>
                </draw:g>
              </table:table-cell>
              <table:table-cell office:value-type="string">
                <text:p>Served clients/second (ms)</text:p>
                <draw:g>
                  <svg:desc>Threaded.D1:Threaded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hreaded.B2:Threaded.B7</svg:desc>
                </draw:g>
              </table:table-cell>
              <table:table-cell office:value-type="float" office:value="1">
                <text:p>1</text:p>
                <draw:g>
                  <svg:desc>Threaded.C2:Threaded.C7</svg:desc>
                </draw:g>
              </table:table-cell>
              <table:table-cell office:value-type="float" office:value="1000">
                <text:p>1000</text:p>
                <draw:g>
                  <svg:desc>Threaded.D2:Threaded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2684">
                <text:p>2684</text:p>
              </table:table-cell>
              <table:table-cell office:value-type="float" office:value="18.628912071535">
                <text:p>18.6289120715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7736">
                <text:p>7736</text:p>
              </table:table-cell>
              <table:table-cell office:value-type="float" office:value="12.9265770423992">
                <text:p>12.9265770423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55086">
                <text:p>55086</text:p>
              </table:table-cell>
              <table:table-cell office:value-type="float" office:value="4.53835820353629">
                <text:p>4.538358203536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108314">
                <text:p>108314</text:p>
              </table:table-cell>
              <table:table-cell office:value-type="float" office:value="4.61620843104308">
                <text:p>4.616208431043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38cm" svg:y="0.316cm" chart:style-name="ch2">
          <text:p>Parallel unbounded</text:p>
        </chart:title>
        <chart:subtitle svg:x="6.766cm" svg:y="1.275cm" chart:style-name="ch3">
          <text:p>10 messages</text:p>
        </chart:subtitle>
        <chart:plot-area chart:style-name="ch4" table:cell-range-address="Unbounded.B2:Unbounded.B8 Unbounded.D1:Unbounded.D8" chart:data-source-has-labels="row" svg:x="1.331cm" svg:y="2.138cm" svg:width="14.349cm" svg:height="5.701cm">
          <chartooo:coordinate-region svg:x="2.614cm" svg:y="2.337cm" svg:width="12.416cm" svg:height="4.855cm"/>
          <chart:axis chart:dimension="x" chart:name="primary-x" chart:style-name="ch5">
            <chart:title svg:x="7.852cm" svg:y="8.019cm" chart:style-name="ch6">
              <text:p># clients</text:p>
            </chart:title>
          </chart:axis>
          <chart:axis chart:dimension="y" chart:name="primary-y" chart:style-name="ch7">
            <chart:title svg:x="0.451cm" svg:y="6.686cm" chart:style-name="ch8">
              <text:p>served clients / second</text:p>
            </chart:title>
            <chart:grid chart:style-name="ch9" chart:class="major"/>
          </chart:axis>
          <chart:series chart:style-name="ch10" chart:values-cell-range-address="Unbounded.D2:Unbounded.D8" chart:label-cell-address="Unbounded.D1:Unbounded.D1" chart:class="chart:scatter">
            <chart:domain table:cell-range-address="Unbounded.B2:Unbounded.B8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ved clients/second (ms)</text:p>
                <draw:g>
                  <svg:desc>Unbounded.D1:Unbounded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Unbounded.B2:Unbounded.B8</svg:desc>
                </draw:g>
              </table:table-cell>
              <table:table-cell office:value-type="float" office:value="333.333333333333">
                <text:p>333.333333333333</text:p>
                <draw:g>
                  <svg:desc>Unbounded.D2:Unbounded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8.628912071535">
                <text:p>18.6289120715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2.9265770423992">
                <text:p>12.9265770423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4.53835820353629">
                <text:p>4.538358203536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4.61620843104308">
                <text:p>4.616208431043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